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90e9e" officeooo:paragraph-rsid="00490e9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fdad8" officeooo:paragraph-rsid="0047b03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officeooo:paragraph-rsid="001c020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1c0208"/>
    </style:style>
    <style:style style:name="P5" style:family="paragraph" style:parent-style-name="Standard" style:list-style-name="L12">
      <style:paragraph-properties fo:text-align="start" style:justify-single-word="false"/>
      <style:text-properties style:font-name="DejaVu Sans Condensed1" fo:font-size="12pt" officeooo:paragraph-rsid="005c1f01" style:font-size-asian="12pt" style:font-size-complex="12pt"/>
    </style:style>
    <style:style style:name="P6" style:family="paragraph" style:parent-style-name="Standard" style:list-style-name="L12">
      <style:paragraph-properties fo:text-align="start" style:justify-single-word="false"/>
      <style:text-properties style:font-name="DejaVu Sans Condensed1" fo:font-size="12pt" officeooo:rsid="008bade7" officeooo:paragraph-rsid="008bade7" style:font-size-asian="12pt" style:font-size-complex="12pt"/>
    </style:style>
    <style:style style:name="P7" style:family="paragraph" style:parent-style-name="Standard" style:list-style-name="L12">
      <style:paragraph-properties fo:text-align="start" style:justify-single-word="false"/>
      <style:text-properties officeooo:paragraph-rsid="008bade7"/>
    </style:style>
    <style:style style:name="P8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8017d" officeooo:paragraph-rsid="0068017d" style:font-size-asian="12pt" style:font-weight-asian="normal" style:font-size-complex="12pt" style:font-weight-complex="normal"/>
    </style:style>
    <style:style style:name="P9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19545" officeooo:paragraph-rsid="00819545" style:font-size-asian="12pt" style:font-weight-asian="normal" style:font-size-complex="12pt" style:font-weight-complex="normal"/>
    </style:style>
    <style:style style:name="P10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0f297" officeooo:paragraph-rsid="0070f297" style:font-size-asian="12pt" style:font-weight-asian="normal" style:font-size-complex="12pt" style:font-weight-complex="normal"/>
    </style:style>
    <style:style style:name="P11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6fffc" officeooo:paragraph-rsid="0083c4d5" style:font-size-asian="12pt" style:font-weight-asian="normal" style:font-size-complex="12pt" style:font-weight-complex="normal"/>
    </style:style>
    <style:style style:name="P12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3c4d5" officeooo:paragraph-rsid="0083c4d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9eb27" officeooo:paragraph-rsid="001c0208" style:font-size-asian="12pt" style:font-weight-asian="normal" style:font-size-complex="12pt" style:font-weight-complex="normal"/>
    </style:style>
    <style:style style:name="P14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4989b" officeooo:paragraph-rsid="008bade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4989b" officeooo:paragraph-rsid="008bade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bade7" officeooo:paragraph-rsid="008bade7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officeooo:rsid="0065c902" officeooo:paragraph-rsid="0065c902" style:font-size-asian="12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65c902" officeooo:paragraph-rsid="0065c902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65c902" officeooo:paragraph-rsid="0065c902" style:font-size-asian="12pt" style:font-weight-asian="normal" style:font-size-complex="12pt" style:font-weight-complex="normal"/>
    </style:style>
    <style:style style:name="P20" style:family="paragraph" style:parent-style-name="Standard" style:list-style-name="L9">
      <style:text-properties style:text-line-through-style="solid" style:text-line-through-type="single" style:font-name="DejaVu Sans Condensed1" fo:font-size="12pt" fo:font-weight="normal" officeooo:rsid="0065c902" officeooo:paragraph-rsid="0065c902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765648" officeooo:paragraph-rsid="00765648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77157e" officeooo:paragraph-rsid="0077157e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7850c2" officeooo:paragraph-rsid="007850c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42ae4" officeooo:paragraph-rsid="00736b1d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7a74f3" officeooo:paragraph-rsid="007a74f3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7539c6" officeooo:paragraph-rsid="007539c6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7c8ce1" officeooo:paragraph-rsid="007c8ce1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75b9df" officeooo:paragraph-rsid="0075b9df" style:font-size-asian="12pt" style:font-weight-asian="normal" style:font-size-complex="12pt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85939b" officeooo:paragraph-rsid="0085939b" style:font-size-asian="12pt" style:font-weight-asian="normal" style:font-size-complex="12pt" style:font-weight-complex="normal"/>
    </style:style>
    <style:style style:name="P31" style:family="paragraph" style:parent-style-name="Standard" style:list-style-name="L9">
      <style:text-properties style:text-line-through-style="solid" style:text-line-through-type="single" style:font-name="DejaVu Sans Condensed1" fo:font-size="12pt" fo:font-weight="normal" officeooo:rsid="007d9cdd" officeooo:paragraph-rsid="00809991" style:font-size-asian="12pt" style:font-weight-asian="normal" style:font-size-complex="12pt" style:font-weight-complex="normal"/>
    </style:style>
    <style:style style:name="P32" style:family="paragraph" style:parent-style-name="Standard" style:list-style-name="L9">
      <style:text-properties style:text-line-through-style="solid" style:text-line-through-type="single" style:font-name="DejaVu Sans Condensed1" fo:font-size="12pt" fo:font-weight="normal" officeooo:rsid="006b4547" officeooo:paragraph-rsid="006b454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65c902" officeooo:paragraph-rsid="0065c902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736b1d" officeooo:paragraph-rsid="00736b1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85939b" officeooo:paragraph-rsid="0085939b" style:font-size-asian="12pt" style:font-weight-asian="bold" style:font-size-complex="12pt" style:font-weight-complex="bold"/>
    </style:style>
    <style:style style:name="P36" style:family="paragraph" style:parent-style-name="Standard">
      <style:text-properties style:text-line-through-style="solid" style:text-line-through-type="single" style:font-name="DejaVu Sans Condensed1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37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officeooo:paragraph-rsid="0085939b"/>
    </style:style>
    <style:style style:name="P38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officeooo:rsid="0085939b" officeooo:paragraph-rsid="0085939b"/>
    </style:style>
    <style:style style:name="P39" style:family="paragraph" style:parent-style-name="Standard" style:list-style-name="L9">
      <style:text-properties style:text-line-through-style="solid" style:text-line-through-type="single" officeooo:paragraph-rsid="00809991"/>
    </style:style>
    <style:style style:name="P40" style:family="paragraph" style:parent-style-name="Standard" style:list-style-name="L9">
      <style:text-properties style:text-line-through-style="solid" style:text-line-through-type="single" style:font-name="DejaVu Sans Condensed" fo:font-size="12pt" fo:font-weight="normal" officeooo:rsid="00890601" officeooo:paragraph-rsid="00890601" style:font-size-asian="12pt" style:font-weight-asian="normal" style:font-name-complex="DejaVu Sans Condensed2" style:font-size-complex="12pt" style:font-weight-complex="normal"/>
    </style:style>
    <style:style style:name="T1" style:family="text">
      <style:text-properties style:text-line-through-style="none" style:text-line-through-type="none" fo:font-weight="bold" style:font-weight-asian="bold" style:font-weight-complex="bold"/>
    </style:style>
    <style:style style:name="T2" style:family="text">
      <style:text-properties style:text-line-through-style="none" style:text-line-through-type="none" fo:font-weight="bold" officeooo:rsid="0019eb27" style:font-weight-asian="bold" style:font-weight-complex="bold"/>
    </style:style>
    <style:style style:name="T3" style:family="text">
      <style:text-properties style:text-line-through-style="none" style:text-line-through-type="none" fo:font-weight="bold" officeooo:rsid="0051722a" style:font-weight-asian="bold" style:font-weight-complex="bold"/>
    </style:style>
    <style:style style:name="T4" style:family="text">
      <style:text-properties style:text-line-through-style="none" style:text-line-through-type="none" fo:font-weight="bold" officeooo:rsid="005c1f01" style:font-weight-asian="bold" style:font-weight-complex="bold"/>
    </style:style>
    <style:style style:name="T5" style:family="text">
      <style:text-properties style:text-line-through-style="none" style:text-line-through-type="none" fo:font-weight="bold" officeooo:rsid="00653553" style:font-weight-asian="bold" style:font-weight-complex="bold"/>
    </style:style>
    <style:style style:name="T6" style:family="text">
      <style:text-properties style:text-line-through-style="none" style:text-line-through-type="none" fo:font-weight="bold" officeooo:rsid="0075b9df" style:font-weight-asian="bold" style:font-weight-complex="bold"/>
    </style:style>
    <style:style style:name="T7" style:family="text">
      <style:text-properties style:text-line-through-style="none" style:text-line-through-type="none" officeooo:rsid="005c1f01"/>
    </style:style>
    <style:style style:name="T8" style:family="text">
      <style:text-properties style:text-line-through-style="none" style:text-line-through-type="none" fo:font-weight="normal" style:font-weight-asian="normal" style:font-weight-complex="normal"/>
    </style:style>
    <style:style style:name="T9" style:family="text">
      <style:text-properties style:text-line-through-style="none" style:text-line-through-type="none" fo:font-weight="normal" officeooo:rsid="00490e9e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05bf3c0" style:font-weight-asian="normal" style:font-weight-complex="normal"/>
    </style:style>
    <style:style style:name="T11" style:family="text">
      <style:text-properties style:text-line-through-style="none" style:text-line-through-type="none" fo:font-weight="normal" officeooo:rsid="00653553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062c2e9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70f297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75b9df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5c1f01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8bade7" style:font-weight-asian="normal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68017d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65c902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75b9df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85939b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weight="normal" officeooo:rsid="0074989b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weight="bold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75b9df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weight="bold" officeooo:rsid="0065c902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weight="bold" officeooo:rsid="0085939b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weight="bold" officeooo:rsid="0085d392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1" fo:font-size="12pt" fo:font-weight="bold" officeooo:rsid="0038be2a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weight="bold" officeooo:rsid="00490e9e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869b91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879e63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8a2836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7d9cdd" style:font-size-asian="12pt" style:font-weight-asian="normal" style:font-name-complex="DejaVu Sans Condensed2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890601" style:font-size-asian="12pt" style:font-weight-asian="normal" style:font-name-complex="DejaVu Sans Condensed2" style:font-size-complex="12pt" style:font-weight-complex="normal"/>
    </style:style>
    <style:style style:name="T39" style:family="text">
      <style:text-properties style:text-line-through-style="none" style:text-line-through-type="none" officeooo:rsid="00653553"/>
    </style:style>
    <style:style style:name="T40" style:family="text">
      <style:text-properties style:text-line-through-style="none" style:text-line-through-type="none" officeooo:rsid="008bade7"/>
    </style:style>
    <style:style style:name="T41" style:family="text">
      <style:text-properties officeooo:rsid="006b4547"/>
    </style:style>
    <style:style style:name="T42" style:family="text">
      <style:text-properties officeooo:rsid="006cbde0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6cbde0" style:font-weight-asian="bold" style:font-weight-complex="bold"/>
    </style:style>
    <style:style style:name="T45" style:family="text">
      <style:text-properties fo:font-weight="bold" officeooo:rsid="006b4547" style:font-weight-asian="bold" style:font-weight-complex="bold"/>
    </style:style>
    <style:style style:name="T46" style:family="text">
      <style:text-properties fo:font-weight="bold" officeooo:rsid="007850c2" style:font-weight-asian="bold" style:font-weight-complex="bold"/>
    </style:style>
    <style:style style:name="T47" style:family="text">
      <style:text-properties fo:font-weight="bold" officeooo:rsid="004eb81d" style:font-weight-asian="bold" style:font-weight-complex="bold"/>
    </style:style>
    <style:style style:name="T48" style:family="text">
      <style:text-properties fo:font-weight="bold" officeooo:rsid="0057c9f0" style:font-weight-asian="bold" style:font-weight-complex="bold"/>
    </style:style>
    <style:style style:name="T49" style:family="text">
      <style:text-properties officeooo:rsid="006e2aa3"/>
    </style:style>
    <style:style style:name="T50" style:family="text">
      <style:text-properties officeooo:rsid="0071d880"/>
    </style:style>
    <style:style style:name="T51" style:family="text">
      <style:text-properties officeooo:rsid="0075822f"/>
    </style:style>
    <style:style style:name="T52" style:family="text">
      <style:text-properties officeooo:rsid="0075b9df"/>
    </style:style>
    <style:style style:name="T53" style:family="text">
      <style:text-properties officeooo:rsid="007850c2"/>
    </style:style>
    <style:style style:name="T54" style:family="text">
      <style:text-properties officeooo:rsid="00797959"/>
    </style:style>
    <style:style style:name="T55" style:family="text">
      <style:text-properties officeooo:rsid="00809991"/>
    </style:style>
    <style:style style:name="T56" style:family="text">
      <style:text-properties officeooo:rsid="0083c4d5"/>
    </style:style>
    <style:style style:name="T57" style:family="text">
      <style:text-properties officeooo:rsid="0057c9f0"/>
    </style:style>
    <style:style style:name="T58" style:family="text">
      <style:text-properties officeooo:rsid="0084a030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62c2e9" style:font-weight-asian="normal" style:font-weight-complex="normal"/>
    </style:style>
    <style:style style:name="T61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62" style:family="text">
      <style:text-properties style:font-name="DejaVu Sans Condensed1" fo:font-size="12pt" fo:font-weight="bold" officeooo:rsid="0085939b" style:font-size-asian="12pt" style:font-weight-asian="bold" style:font-size-complex="12pt" style:font-weight-complex="bold"/>
    </style:style>
    <style:style style:name="T63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64" style:family="text">
      <style:text-properties style:font-name="DejaVu Sans Condensed1" fo:font-size="12pt" fo:font-weight="normal" officeooo:rsid="0085939b" style:font-size-asian="12pt" style:font-weight-asian="normal" style:font-size-complex="12pt" style:font-weight-complex="normal"/>
    </style:style>
    <style:style style:name="T65" style:family="text">
      <style:text-properties style:font-name="DejaVu Sans Condensed" fo:font-size="12pt" fo:font-weight="normal" officeooo:rsid="007d9cdd" style:font-size-asian="12pt" style:font-weight-asian="normal" style:font-name-complex="DejaVu Sans Condensed2" style:font-size-complex="12pt" style:font-weight-complex="normal"/>
    </style:style>
    <style:style style:name="T66" style:family="text">
      <style:text-properties style:font-name="DejaVu Sans Condensed" fo:font-size="12pt" fo:font-weight="normal" officeooo:rsid="00890601" style:font-size-asian="12pt" style:font-weight-asian="normal" style:font-name-complex="DejaVu Sans Condensed2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5">3</text:span><text:span text:style-name="T36">0</text:span><text:span text:style-name="T35">1</text:span><text:span text:style-name="T28"> - </text:span><text:span text:style-name="T34">Flight - </text:span><text:span text:style-name="T30">Pre</text:span><text:span text:style-name="T27">f</text:span><text:span text:style-name="T31">light,</text:span><text:span text:style-name="T32"> Takeoff, </text:span><text:span text:style-name="T27">Landing, Jettison</text:span><text:span text:style-name="T29">, </text:span><text:span text:style-name="T27">Air Restart,</text:span><text:span text:style-name="T31"> </text:span><text:span text:style-name="T33">Performance Limits</text:span></text:p>
      <text:p text:style-name="P13"/>
      <text:p text:style-name="P16">Taxi checklist</text:p>
      <text:list text:style-name="L10">
        <text:list-item>
          <text:p text:style-name="P14">Unlock tail wheel, so you can S-turn to check visibility over the nose</text:p>
        </text:list-item>
        <text:list-item>
          <text:p text:style-name="P14">Parking brake ... Off</text:p>
        </text:list-item>
        <text:list-item>
          <text:p text:style-name="P14">Flaps retracted while taxiing.</text:p>
        </text:list-item>
      </text:list>
      <text:p text:style-name="P15"/>
      <text:p text:style-name="P16">Before takeoff checklist</text:p>
      <text:list xml:id="list198724706" text:style-name="L12">
        <text:list-item>
          <text:p text:style-name="P7"><text:span text:style-name="T22">If aux fuel tank is full, set elevator trim 1/4 inch forward of white mark.</text:span></text:p>
        </text:list-item>
        <text:list-item>
          <text:p text:style-name="P5"><text:span text:style-name="T15">Flaps ... </text:span><text:span text:style-name="T16">Up</text:span></text:p>
        </text:list-item>
        <text:list-item>
          <text:p text:style-name="P6"><text:span text:style-name="T8">Gunsight ... On (TODO)</text:span></text:p>
        </text:list-item>
        <text:list-item>
          <text:p text:style-name="P6"><text:span text:style-name="T8">....WIP</text:span></text:p>
        </text:list-item>
      </text:list>
      <text:p text:style-name="P2"/>
      <text:p text:style-name="P1">Takeoff</text:p>
      <text:list text:style-name="L2">
        <text:list-item>
          <text:p text:style-name="P17"><text:span text:style-name="T60">B</text:span><text:span text:style-name="T59">rakes should hold full power.</text:span></text:p>
        </text:list-item>
        <text:list-item>
          <text:p text:style-name="P17"><text:span text:style-name="T60">S</text:span><text:span text:style-name="T59">tick full aft at </text:span><text:span text:style-name="T43">95 to 100 kts</text:span><text:span text:style-name="T59">.</text:span></text:p>
        </text:list-item>
        <text:list-item>
          <text:p text:style-name="P18">Should lift off at 100 to 120 depending on load.</text:p>
        </text:list-item>
        <text:list-item>
          <text:p text:style-name="P18">Gear up.</text:p>
        </text:list-item>
        <text:list-item>
          <text:p text:style-name="P18">At 155 kts, flaps full up (hold switch until flaps are fully up, about 5 seconds).</text:p>
        </text:list-item>
        <text:list-item>
          <text:p text:style-name="P21"><text:span text:style-name="T43">Make sure gear and flaps are up before 190 kts</text:span> (yellow line on airspeed indicator).</text:p>
        </text:list-item>
        <text:list-item>
          <text:p text:style-name="P22"><text:span text:style-name="T43">Best climb speed</text:span> is <text:span text:style-name="T46">0.61 Mach at sea level</text:span><text:span text:style-name="T53"> to </text:span><text:span text:style-name="T46">0.8 Mach at 40,000 ft</text:span> (according to real Sabre manual). <text:s/><text:span text:style-name="T54">Heavier load or higher air temperature means lower climb speed.</text:span></text:p>
        </text:list-item>
      </text:list>
      <text:list text:style-name="L3">
        <text:list-item>
          <text:list>
            <text:list-item>
              <text:p text:style-name="P23">Best climb speed also implies the most excess thrust (difference between max thrust and thrust required to maintain level flight), therefore it's recommended to <text:span text:style-name="T43">dogfight at speeds at or above best climb speed</text:span>.</text:p>
            </text:list-item>
          </text:list>
        </text:list-item>
      </text:list>
      <text:p text:style-name="P24"/>
      <text:p text:style-name="P33">Landing</text:p>
      <text:list text:style-name="L4">
        <text:list-item>
          <text:p text:style-name="P26"><text:span text:style-name="T43">Deploy speed brakes</text:span> and keep them out for the entire landing.</text:p>
        </text:list-item>
        <text:list-item>
          <text:p text:style-name="P19">Slow down until airspeed is <text:span text:style-name="T43">under 190 kts</text:span> (yellow line on airspeed indicator).</text:p>
        </text:list-item>
        <text:list-item>
          <text:p text:style-name="P19">Put down <text:span text:style-name="T43">gear and full flaps</text:span>.</text:p>
        </text:list-item>
        <text:list-item>
          <text:p text:style-name="P19">Final approach speed about <text:span text:style-name="T43">145 kts</text:span>.</text:p>
        </text:list-item>
        <text:list-item>
          <text:p text:style-name="P19">Touchdown at <text:span text:style-name="T43">120 kts</text:span>.</text:p>
        </text:list-item>
        <text:list-item>
          <text:p text:style-name="P19">Retract flaps for maximum braking.</text:p>
        </text:list-item>
      </text:list>
      <text:p text:style-name="P24"/>
      <text:p text:style-name="P34">Jettison</text:p>
      <text:list xml:id="list3592398002" text:style-name="L5">
        <text:list-item>
          <text:p text:style-name="P27">Set <text:span text:style-name="T43">fuel tank knob</text:span> for tanks as needed <text:span text:style-name="T51">(left console front)</text:span>.</text:p>
        </text:list-item>
      </text:list>
      <text:list text:style-name="L6">
        <text:list-item>
          <text:list>
            <text:list-item>
              <text:p text:style-name="P28">If using both inboard and outboard tanks, outboard tanks should be emptied and dropped first.</text:p>
            </text:list-item>
          </text:list>
        </text:list-item>
      </text:list>
      <text:list xml:id="list121105661113570" text:continue-list="list3592398002" text:style-name="L5">
        <text:list-item>
          <text:p text:style-name="P27">Press <text:span text:style-name="T52">red</text:span> jettison button below tank selection knob to punch tanks.</text:p>
        </text:list-item>
        <text:list-item>
          <text:p text:style-name="P29">Set <text:span text:style-name="T43">fuel tank knob</text:span> to <text:span text:style-name="T43">ALL TANKS OFF</text:span>.</text:p>
        </text:list-item>
      </text:list>
      <text:p text:style-name="P25"/>
      <text:p text:style-name="P35">Engine air start</text:p>
      <text:list xml:id="list3544972988" text:style-name="L7">
        <text:list-item>
          <text:p text:style-name="P37"><text:span text:style-name="T62">Throttle</text:span><text:span text:style-name="T64"> ... </text:span><text:span text:style-name="T62">OFF</text:span><text:span text:style-name="T64"> (pull throttle all the way back, press </text:span><text:span text:style-name="T62">Shift-Bottom Thumb Button 2x</text:span><text:span text:style-name="T64"> to move throttle past idle detents to cutoff)</text:span></text:p>
        </text:list-item>
        <text:list-item>
          <text:p text:style-name="P38"><text:span text:style-name="T63">If possible, establish glide at </text:span><text:span text:style-name="T61">185 kts IAS</text:span><text:span text:style-name="T63">.</text:span></text:p>
        </text:list-item>
        <text:list-item>
          <text:p text:style-name="P38"><text:span text:style-name="T63">Check engine RPM within restart limits of </text:span><text:span text:style-name="T61">23% to 34%</text:span><text:span text:style-name="T63">. <text:s/>Up to </text:span><text:span text:style-name="T61">200 kts IAS</text:span><text:span text:style-name="T63"> may be required to windmill up to correct RPM.</text:span></text:p>
        </text:list-item>
        <text:list-item>
          <text:p text:style-name="P38"><text:span text:style-name="T61">Emergency Ignition switch</text:span><text:span text:style-name="T63"> ... </text:span><text:span text:style-name="T61">ON</text:span></text:p>
        </text:list-item>
        <text:list-item>
          <text:p text:style-name="P38"><text:span text:style-name="T63">If main fuel system has failed: </text:span><text:span text:style-name="T61">Emergency fuel switch</text:span><text:span text:style-name="T63"> ... </text:span><text:span text:style-name="T61">ON</text:span></text:p>
        </text:list-item>
      </text:list>
      <text:list text:style-name="L8">
        <text:list-item>
          <text:list>
            <text:list-item>
              <text:p text:style-name="P30">Don't use emergency fuel system if flameout was due to rapid throttle movement.</text:p>
            </text:list-item>
          </text:list>
        </text:list-item>
      </text:list>
      <text:list xml:id="list121105657942785" text:continue-list="list3544972988" text:style-name="L7">
        <text:list-item>
          <text:p text:style-name="P38"><text:span text:style-name="T61">Throttle</text:span><text:span text:style-name="T63"> ... </text:span><text:span text:style-name="T61">Idle</text:span><text:span text:style-name="T63"> (</text:span><text:span text:style-name="T61">Bottom Thumb Button 2x</text:span><text:span text:style-name="T63">) then </text:span><text:span text:style-name="T61">advance slowly</text:span></text:p>
        </text:list-item>
        <text:list-item>
          <text:p text:style-name="P38"><text:span text:style-name="T63">At 90% RPM, </text:span><text:span text:style-name="T61">Emergency Ignition switch</text:span><text:span text:style-name="T63"> ... </text:span><text:span text:style-name="T61">OFF</text:span></text:p>
        </text:list-item>
      </text:list>
      <text:p text:style-name="P25"/>
      <text:p text:style-name="P36">Performance limits</text:p>
      <text:list text:style-name="L9">
        <text:list-item>
          <text:p text:style-name="P39"><text:span text:style-name="T65">Fuel: </text:span><text:span text:style-name="T66">2826</text:span><text:span text:style-name="T65"> lbs internal</text:span></text:p>
          <text:list>
            <text:list-item>
              <text:p text:style-name="P40">with 2x 120 gal drop tanks (801 lbs ea.) = 4428 lbs</text:p>
            </text:list-item>
            <text:list-item>
              <text:p text:style-name="P40">with 2x 200 gal drop tanks (1335 lbs ea.) = 5497 lbs</text:p>
            </text:list-item>
          </text:list>
        </text:list-item>
        <text:list-item>
          <text:p text:style-name="P31">"Maximum Continuous Thrust" is <text:span text:style-name="T55">87% to </text:span>96% RPM, "Military Thrust" is 100% RPM.</text:p>
        </text:list-item>
        <text:list-item>
          <text:p text:style-name="P20">Gear and flaps: below 190 kts (yellow line on airspeed indicator)</text:p>
        </text:list-item>
        <text:list-item>
          <text:p text:style-name="P20">With outer wing tanks: Below 25k ft, lower of 500 kts IAS or 0.90 Mach. <text:s/>No limit above 25k ft.</text:p>
        </text:list-item>
        <text:list-item>
          <text:p text:style-name="P32">Max EGT: <text:span text:style-name="T43">685 deg C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0H36M56S</meta:editing-duration>
    <meta:editing-cycles>108</meta:editing-cycles>
    <meta:generator>LibreOffice/7.5.2.2$Windows_X86_64 LibreOffice_project/53bb9681a964705cf672590721dbc85eb4d0c3a2</meta:generator>
    <dc:date>2023-07-14T12:11:04.479000000</dc:date>
    <meta:document-statistic meta:table-count="0" meta:image-count="0" meta:object-count="0" meta:page-count="1" meta:paragraph-count="48" meta:word-count="496" meta:character-count="2610" meta:non-whitespace-character-count="2199"/>
  </office:meta>
</office:document-meta>
</file>